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092cm" style:rel-column-width="619*"/>
    </style:style>
    <style:style style:name="Tableau1.B" style:family="table-column">
      <style:table-column-properties style:column-width="7.408cm" style:rel-column-width="4200*"/>
    </style:style>
    <style:style style:name="Tableau1.C" style:family="table-column">
      <style:table-column-properties style:column-width="0.397cm" style:rel-column-width="225*"/>
    </style:style>
    <style:style style:name="Tableau1.D" style:family="table-column">
      <style:table-column-properties style:column-width="8.103cm" style:rel-column-width="4594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8" style:family="table-row">
      <style:table-row-properties style:min-row-height="0.6cm"/>
    </style:style>
    <style:style style:name="P1" style:family="paragraph" style:parent-style-name="Table_20_Contents">
      <style:text-properties officeooo:rsid="000f0db6" officeooo:paragraph-rsid="000f0db6"/>
    </style:style>
    <style:style style:name="P2" style:family="paragraph" style:parent-style-name="Table_20_Contents">
      <style:text-properties officeooo:rsid="0010781f" officeooo:paragraph-rsid="0010781f"/>
    </style:style>
    <style:style style:name="P3" style:family="paragraph" style:parent-style-name="Table_20_Contents">
      <style:text-properties officeooo:paragraph-rsid="0010781f"/>
    </style:style>
    <style:style style:name="T1" style:family="text">
      <style:text-properties officeooo:rsid="000da7ab"/>
    </style:style>
    <style:style style:name="T2" style:family="text">
      <style:text-properties officeooo:rsid="000f0db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07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Table_20_Contents"><text:span text:style-name="T3">Référence du module testé </text:span>: CentraleDalarme ::FabriquerCode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>Date du test :</text:p>
          </table:table-cell>
          <table:covered-table-cell/>
          <table:covered-table-cell/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table:number-columns-spanned="3" office:value-type="string">
            <text:p text:style-name="Table_20_Contents"><text:span text:style-name="T1">T</text:span>ype du test : </text:p>
          </table:table-cell>
          <table:covered-table-cell/>
          <table:covered-table-cell/>
          <table:table-cell table:style-name="Tableau1.D2" office:value-type="string">
            <text:p text:style-name="Table_20_Contents">Fonctionne<text:span text:style-name="T1">l</text:span></text:p>
          </table:table-cell>
        </table:table-row>
        <table:table-row>
          <table:table-cell table:style-name="Tableau1.A2" table:number-columns-spanned="3" office:value-type="string">
            <text:p text:style-name="Table_20_Contents">Objectif du test : </text:p>
          </table:table-cell>
          <table:covered-table-cell/>
          <table:covered-table-cell/>
          <table:table-cell table:style-name="Tableau1.D2" office:value-type="string">
            <text:p text:style-name="Table_20_Contents"><text:span text:style-name="T1">V</text:span>alider la fabrication de la combinaison à l’aide de la méthode</text:p>
            <text:p text:style-name="Table_20_Contents">FabriquerCode.</text:p>
          </table:table-cell>
        </table:table-row>
        <table:table-row>
          <table:table-cell table:style-name="Tableau1.D2" table:number-columns-spanned="4" office:value-type="string">
            <text:p text:style-name="Table_20_Contents"><text:span text:style-name="T1">C</text:span>onditions du test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>État initial</text:p>
          </table:table-cell>
          <table:covered-table-cell/>
          <table:covered-table-cell/>
          <table:table-cell table:style-name="Tableau1.D2" office:value-type="string">
            <text:p text:style-name="Table_20_Contents">Environnement du test</text:p>
          </table:table-cell>
        </table:table-row>
        <table:table-row>
          <table:table-cell table:style-name="Tableau1.A2" table:number-columns-spanned="3" office:value-type="string">
            <text:p text:style-name="Table_20_Contents">L’application à son point</text:p>
            <text:p text:style-name="Table_20_Contents">d’entrée</text:p>
          </table:table-cell>
          <table:covered-table-cell/>
          <table:covered-table-cell/>
          <table:table-cell table:style-name="Tableau1.D2" office:value-type="string">
            <text:p text:style-name="Table_20_Contents">Programme centraledalarme dans l’EDI Qt. Visualisation de la</text:p>
            <text:p text:style-name="Table_20_Contents">sortie d’application</text:p>
          </table:table-cell>
        </table:table-row>
        <table:table-row>
          <table:table-cell table:style-name="Tableau1.D2" table:number-columns-spanned="4" office:value-type="string">
            <text:p text:style-name="Table_20_Contents">Procédures du test</text:p>
            <text:p text:style-name="Table_20_Contents">L’utilisateur appuie sur les touches du clavier de la centrale, à l’aide de qDebug, la combinaison</text:p>
            <text:p text:style-name="Table_20_Contents">s’affiche au fur et à mesure de sa construction.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Table_20_Contents">Opérations</text:p>
          </table:table-cell>
          <table:covered-table-cell/>
          <table:table-cell table:style-name="Tableau1.D2" table:number-columns-spanned="2" office:value-type="string">
            <text:p text:style-name="Table_20_Contents">Résultats attendus</text:p>
          </table:table-cell>
          <table:covered-table-cell/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2">Le code utilisateur saisi sur le clavier </text:p>
          </table:table-cell>
          <table:table-cell table:style-name="Tableau1.D2" table:number-columns-spanned="2" office:value-type="string">
            <text:p text:style-name="Table_20_Contents">Combinaison = 1 <text:span text:style-name="T4">2 3 4 Verif test = vraie - valide</text:span></text:p>
          </table:table-cell>
          <table:covered-table-cell/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2">Le code utilisateur saisi sur le clavier </text:p>
          </table:table-cell>
          <table:table-cell table:style-name="Tableau1.D2" table:number-columns-spanned="2" office:value-type="string">
            <text:p text:style-name="P3">Combinaison = <text:span text:style-name="T4">0 0 0 0 Verif test = vraie - valide</text:span></text:p>
          </table:table-cell>
          <table:covered-table-cell/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2">Le code utilisateur saisi sur le clavier </text:p>
          </table:table-cell>
          <table:table-cell table:style-name="Tableau1.D2" table:number-columns-spanned="2" office:value-type="string">
            <text:p text:style-name="P3">Combinaison = 1 <text:span text:style-name="T4">2 0 0 Verif test = faux - invalide</text:span></text:p>
          </table:table-cell>
          <table:covered-table-cell/>
        </table:table-row>
        <table:table-row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2"/>
          </table:table-cell>
          <table:table-cell table:style-name="Tableau1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6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8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 table:style-name="Tableau1.18"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10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11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12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14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P1">15</text:p>
          </table:table-cell>
          <table:table-cell table:style-name="Tableau1.A2" office:value-type="string">
            <text:p text:style-name="Table_20_Contents"/>
          </table:table-cell>
          <table:table-cell table:style-name="Tableau1.D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39:46.070780349</meta:creation-date>
    <dc:date>2024-10-02T12:03:02.922912515</dc:date>
    <meta:editing-duration>PT8M36S</meta:editing-duration>
    <meta:editing-cycles>1</meta:editing-cycles>
    <meta:document-statistic meta:table-count="1" meta:image-count="0" meta:object-count="0" meta:page-count="1" meta:paragraph-count="40" meta:word-count="158" meta:character-count="843" meta:non-whitespace-character-count="720"/>
    <meta:generator>LibreOffice/24.2.5.2$Linux_X86_64 LibreOffice_project/420$Build-2</meta:generator>
  </office:meta>
</office:document-meta>
</file>